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4.3827in"/>
    </style:style>
    <style:style style:name="co4" style:family="table-column">
      <style:table-column-properties fo:break-before="auto" style:column-width="3.148in"/>
    </style:style>
    <style:style style:name="co5" style:family="table-column">
      <style:table-column-properties fo:break-before="auto" style:column-width="2.064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Segoe UI" fo:font-size="5.09999990463257pt" fo:language="zxx" fo:country="none" style:font-name-asian="Segoe UI" style:font-size-asian="5.09999990463257pt" style:language-asian="zxx" style:country-asian="none" style:font-name-complex="Segoe UI" style:font-size-complex="5.09999990463257pt" style:language-complex="zxx" style:country-complex="none"/>
    </style:style>
  </office:automatic-styles>
  <office:body>
    <office:spreadsheet>
      <table:table table:name="DataSheet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office:value-type="string">
            <text:p>utility_component_template</text:p>
          </table:table-cell>
          <table:table-cell table:number-columns-repeated="22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  <table:table-cell table:number-columns-repeated="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>
            <text:p>"EMPTY_HULL_SLOT"</text:p>
          </table:table-cell>
          <table:table-cell office:value-type="string">
            <text:p>aux</text:p>
          </table:table-cell>
          <table:table-cell table:style-name="ce1" office:value-type="string">
            <text:p>"GFX_ship_part_empty_ftl_drive" 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"auxiliary_components"</text:p>
          </table:table-cell>
          <table:table-cell table:number-columns-repeated="16"/>
        </table:table-row>
        <table:table-row table:style-name="ro1">
          <table:table-cell office:value-type="string">
            <text:p>"CORVETTE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"auxiliary_components"</text:p>
          </table:table-cell>
          <table:table-cell office:value-type="string">
            <text:p>29</text:p>
          </table:table-cell>
          <table:table-cell office:value-type="string">
            <text:p>"CORVETTE_ARMOR_2"</text:p>
          </table:table-cell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table:number-columns-repeated="11"/>
        </table:table-row>
        <table:table-row table:style-name="ro1">
          <table:table-cell office:value-type="string">
            <text:p>"CORVETTE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 office:value-type="string">
            <text:p>35</text:p>
          </table:table-cell>
          <table:table-cell office:value-type="string">
            <text:p>"CORVETTE_ARMOR_3"</text:p>
          </table:table-cell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table:number-columns-repeated="11"/>
        </table:table-row>
        <table:table-row table:style-name="ro1">
          <table:table-cell office:value-type="string">
            <text:p>"CORVETTE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 office:value-type="string">
            <text:p>39</text:p>
          </table:table-cell>
          <table:table-cell office:value-type="string">
            <text:p>"CORVETTE_ARMOR_4"</text:p>
          </table:table-cell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table:number-columns-repeated="11"/>
        </table:table-row>
        <table:table-row table:style-name="ro1">
          <table:table-cell office:value-type="string">
            <text:p>"CORVETTE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office:value-type="string">
            <text:p>42</text:p>
          </table:table-cell>
          <table:table-cell office:value-type="string">
            <text:p>"CORVETTE_ARMOR_5"</text:p>
          </table:table-cell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table:number-columns-repeated="11"/>
        </table:table-row>
        <table:table-row table:style-name="ro1">
          <table:table-cell office:value-type="string">
            <text:p>"CORVETTE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 office:value-type="string">
            <text:p>44</text:p>
          </table:table-cell>
          <table:table-cell/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table:number-columns-repeated="11"/>
        </table:table-row>
        <table:table-row table:style-name="ro1">
          <table:table-cell office:value-type="string">
            <text:p>"DESTROYER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 office:value-type="string">
            <text:p>54</text:p>
          </table:table-cell>
          <table:table-cell office:value-type="string">
            <text:p>"DESTROYER_ARMOR_2"</text:p>
          </table:table-cell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table:number-columns-repeated="11"/>
        </table:table-row>
        <table:table-row table:style-name="ro1">
          <table:table-cell office:value-type="string">
            <text:p>"DESTROYER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 office:value-type="string">
            <text:p>69</text:p>
          </table:table-cell>
          <table:table-cell office:value-type="string">
            <text:p>"DESTROYER_ARMOR_3"</text:p>
          </table:table-cell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table:number-columns-repeated="11"/>
        </table:table-row>
        <table:table-row table:style-name="ro1">
          <table:table-cell office:value-type="string">
            <text:p>"DESTROYER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office:value-type="string">
            <text:p>80</text:p>
          </table:table-cell>
          <table:table-cell office:value-type="string">
            <text:p>"DESTROYER_ARMOR_4"</text:p>
          </table:table-cell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table:number-columns-repeated="11"/>
        </table:table-row>
        <table:table-row table:style-name="ro1">
          <table:table-cell office:value-type="string">
            <text:p>"DESTROYER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 office:value-type="string">
            <text:p>87</text:p>
          </table:table-cell>
          <table:table-cell office:value-type="string">
            <text:p>"DESTROYER_ARMOR_5"</text:p>
          </table:table-cell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table:number-columns-repeated="11"/>
        </table:table-row>
        <table:table-row table:style-name="ro1">
          <table:table-cell office:value-type="string">
            <text:p>"DESTROYER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office:value-type="string">
            <text:p>91</text:p>
          </table:table-cell>
          <table:table-cell/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table:number-columns-repeated="11"/>
        </table:table-row>
        <table:table-row table:style-name="ro1">
          <table:table-cell office:value-type="string">
            <text:p>"CRUISER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 office:value-type="string">
            <text:p>98</text:p>
          </table:table-cell>
          <table:table-cell office:value-type="string">
            <text:p>"CRUISER_ARMOR_2"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table:number-columns-repeated="11"/>
        </table:table-row>
        <table:table-row table:style-name="ro1">
          <table:table-cell office:value-type="string">
            <text:p>"CRUISER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office:value-type="string">
            <text:p>134</text:p>
          </table:table-cell>
          <table:table-cell office:value-type="string">
            <text:p>"CRUISER_ARMOR_3"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table:number-columns-repeated="11"/>
        </table:table-row>
        <table:table-row table:style-name="ro1">
          <table:table-cell office:value-type="string">
            <text:p>"CRUISER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 office:value-type="string">
            <text:p>161</text:p>
          </table:table-cell>
          <table:table-cell office:value-type="string">
            <text:p>"CRUISER_ARMOR_4"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table:number-columns-repeated="11"/>
        </table:table-row>
        <table:table-row table:style-name="ro1">
          <table:table-cell office:value-type="string">
            <text:p>"CRUISER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office:value-type="string">
            <text:p>178</text:p>
          </table:table-cell>
          <table:table-cell office:value-type="string">
            <text:p>"CRUISER_ARMOR_5"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table:number-columns-repeated="11"/>
        </table:table-row>
        <table:table-row table:style-name="ro1">
          <table:table-cell office:value-type="string">
            <text:p>"CRUISER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5</text:p>
          </table:table-cell>
          <table:table-cell office:value-type="string">
            <text:p>"auxiliary_components"</text:p>
          </table:table-cell>
          <table:table-cell office:value-type="string">
            <text:p>186</text:p>
          </table:table-cell>
          <table:table-cell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table:number-columns-repeated="11"/>
        </table:table-row>
        <table:table-row table:style-name="ro1">
          <table:table-cell office:value-type="string">
            <text:p>"BATTLESHIP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office:value-type="string">
            <text:p>176</text:p>
          </table:table-cell>
          <table:table-cell office:value-type="string">
            <text:p>"BATTLESHIP_ARMOR_2"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table:number-columns-repeated="11"/>
        </table:table-row>
        <table:table-row table:style-name="ro1">
          <table:table-cell office:value-type="string">
            <text:p>"BATTLESHIP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 office:value-type="string">
            <text:p>254</text:p>
          </table:table-cell>
          <table:table-cell office:value-type="string">
            <text:p>"BATTLESHIP_ARMOR_3"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table:number-columns-repeated="11"/>
        </table:table-row>
        <table:table-row table:style-name="ro1">
          <table:table-cell office:value-type="string">
            <text:p>"BATTLESHIP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office:value-type="string">
            <text:p>314</text:p>
          </table:table-cell>
          <table:table-cell office:value-type="string">
            <text:p>"BATTLESHIP_ARMOR_4"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table:number-columns-repeated="11"/>
        </table:table-row>
        <table:table-row table:style-name="ro1">
          <table:table-cell office:value-type="string">
            <text:p>"BATTLESHIP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5</text:p>
          </table:table-cell>
          <table:table-cell office:value-type="string">
            <text:p>"auxiliary_components"</text:p>
          </table:table-cell>
          <table:table-cell office:value-type="string">
            <text:p>357</text:p>
          </table:table-cell>
          <table:table-cell office:value-type="string">
            <text:p>"BATTLESHIP_ARMOR_5"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table:number-columns-repeated="11"/>
        </table:table-row>
        <table:table-row table:style-name="ro1">
          <table:table-cell office:value-type="string">
            <text:p>"BATTLESHIP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</text:p>
          </table:table-cell>
          <table:table-cell office:value-type="string">
            <text:p>"auxiliary_components"</text:p>
          </table:table-cell>
          <table:table-cell office:value-type="string">
            <text:p>382</text:p>
          </table:table-cell>
          <table:table-cell/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table:number-columns-repeated="11"/>
        </table:table-row>
        <table:table-row table:style-name="ro1">
          <table:table-cell office:value-type="string">
            <text:p>"DREADNOUGHT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 office:value-type="string">
            <text:p>314</text:p>
          </table:table-cell>
          <table:table-cell office:value-type="string">
            <text:p>"DREADNOUGHT_ARMOR_2"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ship_armor_1" }</text:p>
          </table:table-cell>
          <table:table-cell table:number-columns-repeated="11"/>
        </table:table-row>
        <table:table-row table:style-name="ro1">
          <table:table-cell office:value-type="string">
            <text:p>"DREADNOUGHT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office:value-type="string">
            <text:p>465</text:p>
          </table:table-cell>
          <table:table-cell office:value-type="string">
            <text:p>"DREADNOUGHT_ARMOR_3"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ship_armor_2" }</text:p>
          </table:table-cell>
          <table:table-cell table:number-columns-repeated="11"/>
        </table:table-row>
        <table:table-row table:style-name="ro1">
          <table:table-cell office:value-type="string">
            <text:p>"DREADNOUGHT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5</text:p>
          </table:table-cell>
          <table:table-cell office:value-type="string">
            <text:p>"auxiliary_components"</text:p>
          </table:table-cell>
          <table:table-cell office:value-type="string">
            <text:p>594</text:p>
          </table:table-cell>
          <table:table-cell office:value-type="string">
            <text:p>"DREADNOUGHT_ARMOR_4"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ship_armor_3" }</text:p>
          </table:table-cell>
          <table:table-cell table:number-columns-repeated="11"/>
        </table:table-row>
        <table:table-row table:style-name="ro1">
          <table:table-cell office:value-type="string">
            <text:p>"DREADNOUGHT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</text:p>
          </table:table-cell>
          <table:table-cell office:value-type="string">
            <text:p>"auxiliary_components"</text:p>
          </table:table-cell>
          <table:table-cell office:value-type="string">
            <text:p>700</text:p>
          </table:table-cell>
          <table:table-cell office:value-type="string">
            <text:p>"DREADNOUGHT_ARMOR_5"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ship_armor_4" }</text:p>
          </table:table-cell>
          <table:table-cell table:number-columns-repeated="11"/>
        </table:table-row>
        <table:table-row table:style-name="ro1">
          <table:table-cell office:value-type="string">
            <text:p>"DREADNOUGHT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5</text:p>
          </table:table-cell>
          <table:table-cell office:value-type="string">
            <text:p>"auxiliary_components"</text:p>
          </table:table-cell>
          <table:table-cell office:value-type="string">
            <text:p>784</text:p>
          </table:table-cell>
          <table:table-cell/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ship_armor_5" }</text:p>
          </table:table-cell>
          <table:table-cell table:number-columns-repeated="11"/>
        </table:table-row>
        <table:table-row table:style-name="ro1">
          <table:table-cell office:value-type="string">
            <text:p>"SMALL_STATION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 office:value-type="string">
            <text:p>176</text:p>
          </table:table-cell>
          <table:table-cell office:value-type="string">
            <text:p>"SMALL_STATION_ARMOR_2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1" }</text:p>
          </table:table-cell>
          <table:table-cell table:number-columns-repeated="11"/>
        </table:table-row>
        <table:table-row table:style-name="ro1">
          <table:table-cell office:value-type="string">
            <text:p>"SMALL_STATION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 office:value-type="string">
            <text:p>207</text:p>
          </table:table-cell>
          <table:table-cell office:value-type="string">
            <text:p>"SMALL_STATION_ARMOR_3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2" }</text:p>
          </table:table-cell>
          <table:table-cell table:number-columns-repeated="11"/>
        </table:table-row>
        <table:table-row table:style-name="ro1">
          <table:table-cell office:value-type="string">
            <text:p>"SMALL_STATION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office:value-type="string">
            <text:p>232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3" }</text:p>
          </table:table-cell>
          <table:table-cell table:number-columns-repeated="11"/>
        </table:table-row>
        <table:table-row table:style-name="ro1">
          <table:table-cell office:value-type="string">
            <text:p>"SMALL_STATION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 office:value-type="string">
            <text:p>251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4" }</text:p>
          </table:table-cell>
          <table:table-cell table:number-columns-repeated="11"/>
        </table:table-row>
        <table:table-row table:style-name="ro1">
          <table:table-cell office:value-type="string">
            <text:p>"SMALL_STATION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office:value-type="string">
            <text:p>265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5" }</text:p>
          </table:table-cell>
          <table:table-cell table:number-columns-repeated="11"/>
        </table:table-row>
        <table:table-row table:style-name="ro1">
          <table:table-cell office:value-type="string">
            <text:p>"MEDIUM_STATION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office:value-type="string">
            <text:p>294</text:p>
          </table:table-cell>
          <table:table-cell office:value-type="string">
            <text:p>"MEDIUM_STATION_ARMOR_2"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1" }</text:p>
          </table:table-cell>
          <table:table-cell table:number-columns-repeated="11"/>
        </table:table-row>
        <table:table-row table:style-name="ro1">
          <table:table-cell office:value-type="string">
            <text:p>"MEDIUM_STATION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office:value-type="string">
            <text:p>402</text:p>
          </table:table-cell>
          <table:table-cell office:value-type="string">
            <text:p>"MEDIUM_STATION_ARMOR_3"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2" }</text:p>
          </table:table-cell>
          <table:table-cell table:number-columns-repeated="11"/>
        </table:table-row>
        <table:table-row table:style-name="ro1">
          <table:table-cell office:value-type="string">
            <text:p>"MEDIUM_STATION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</text:p>
          </table:table-cell>
          <table:table-cell office:value-type="string">
            <text:p>"auxiliary_components"</text:p>
          </table:table-cell>
          <table:table-cell office:value-type="string">
            <text:p>482</text:p>
          </table:table-cell>
          <table:table-cell/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3" }</text:p>
          </table:table-cell>
          <table:table-cell table:number-columns-repeated="11"/>
        </table:table-row>
        <table:table-row table:style-name="ro1">
          <table:table-cell office:value-type="string">
            <text:p>"MEDIUM_STATION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0</text:p>
          </table:table-cell>
          <table:table-cell office:value-type="string">
            <text:p>"auxiliary_components"</text:p>
          </table:table-cell>
          <table:table-cell office:value-type="string">
            <text:p>534</text:p>
          </table:table-cell>
          <table:table-cell/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4" }</text:p>
          </table:table-cell>
          <table:table-cell table:number-columns-repeated="11"/>
        </table:table-row>
        <table:table-row table:style-name="ro1">
          <table:table-cell office:value-type="string">
            <text:p>"MEDIUM_STATION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0</text:p>
          </table:table-cell>
          <table:table-cell office:value-type="string">
            <text:p>"auxiliary_components"</text:p>
          </table:table-cell>
          <table:table-cell office:value-type="string">
            <text:p>559</text:p>
          </table:table-cell>
          <table:table-cell/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5" }</text:p>
          </table:table-cell>
          <table:table-cell table:number-columns-repeated="11"/>
        </table:table-row>
        <table:table-row table:style-name="ro1">
          <table:table-cell office:value-type="string">
            <text:p>"LARGE_STATION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office:value-type="string">
            <text:p>314</text:p>
          </table:table-cell>
          <table:table-cell office:value-type="string">
            <text:p>"LARGE_STATION_ARMOR_2"</text:p>
          </table:table-cell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1" }</text:p>
          </table:table-cell>
          <table:table-cell table:number-columns-repeated="11"/>
        </table:table-row>
        <table:table-row table:style-name="ro1">
          <table:table-cell office:value-type="string">
            <text:p>"LARGE_STATION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5</text:p>
          </table:table-cell>
          <table:table-cell office:value-type="string">
            <text:p>"auxiliary_components"</text:p>
          </table:table-cell>
          <table:table-cell office:value-type="string">
            <text:p>465</text:p>
          </table:table-cell>
          <table:table-cell office:value-type="string">
            <text:p>"LARGE_STATION_ARMOR_3"</text:p>
          </table:table-cell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2" }</text:p>
          </table:table-cell>
          <table:table-cell table:number-columns-repeated="11"/>
        </table:table-row>
        <table:table-row table:style-name="ro1">
          <table:table-cell office:value-type="string">
            <text:p>"LARGE_STATION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0</text:p>
          </table:table-cell>
          <table:table-cell office:value-type="string">
            <text:p>"auxiliary_components"</text:p>
          </table:table-cell>
          <table:table-cell office:value-type="string">
            <text:p>594</text:p>
          </table:table-cell>
          <table:table-cell/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3" }</text:p>
          </table:table-cell>
          <table:table-cell table:number-columns-repeated="11"/>
        </table:table-row>
        <table:table-row table:style-name="ro1">
          <table:table-cell office:value-type="string">
            <text:p>"LARGE_STATION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5</text:p>
          </table:table-cell>
          <table:table-cell office:value-type="string">
            <text:p>"auxiliary_components"</text:p>
          </table:table-cell>
          <table:table-cell office:value-type="string">
            <text:p>700</text:p>
          </table:table-cell>
          <table:table-cell/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4" }</text:p>
          </table:table-cell>
          <table:table-cell table:number-columns-repeated="11"/>
        </table:table-row>
        <table:table-row table:style-name="ro1">
          <table:table-cell office:value-type="string">
            <text:p>"LARGE_STATION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0</text:p>
          </table:table-cell>
          <table:table-cell office:value-type="string">
            <text:p>"auxiliary_components"</text:p>
          </table:table-cell>
          <table:table-cell office:value-type="string">
            <text:p>784</text:p>
          </table:table-cell>
          <table:table-cell/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5" }</text:p>
          </table:table-cell>
          <table:table-cell table:number-columns-repeated="11"/>
        </table:table-row>
        <table:table-row table:style-name="ro1">
          <table:table-cell office:value-type="string">
            <text:p>"EXTRA_LARGE_STATION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0</text:p>
          </table:table-cell>
          <table:table-cell office:value-type="string">
            <text:p>"auxiliary_components"</text:p>
          </table:table-cell>
          <table:table-cell office:value-type="string">
            <text:p>314</text:p>
          </table:table-cell>
          <table:table-cell office:value-type="string">
            <text:p>"EXTRA_LARGE_STATION_ARMOR_2"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1" }</text:p>
          </table:table-cell>
          <table:table-cell table:number-columns-repeated="11"/>
        </table:table-row>
        <table:table-row table:style-name="ro1">
          <table:table-cell office:value-type="string">
            <text:p>"EXTRA_LARGE_STATION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0</text:p>
          </table:table-cell>
          <table:table-cell office:value-type="string">
            <text:p>"auxiliary_components"</text:p>
          </table:table-cell>
          <table:table-cell office:value-type="string">
            <text:p>465</text:p>
          </table:table-cell>
          <table:table-cell office:value-type="string">
            <text:p>"EXTRA_LARGE_STATION_ARMOR_3"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2" }</text:p>
          </table:table-cell>
          <table:table-cell table:number-columns-repeated="11"/>
        </table:table-row>
        <table:table-row table:style-name="ro1">
          <table:table-cell office:value-type="string">
            <text:p>"EXTRA_LARGE_STATION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0</text:p>
          </table:table-cell>
          <table:table-cell office:value-type="string">
            <text:p>"auxiliary_components"</text:p>
          </table:table-cell>
          <table:table-cell office:value-type="string">
            <text:p>594</text:p>
          </table:table-cell>
          <table:table-cell/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3" }</text:p>
          </table:table-cell>
          <table:table-cell table:number-columns-repeated="11"/>
        </table:table-row>
        <table:table-row table:style-name="ro1">
          <table:table-cell office:value-type="string">
            <text:p>"EXTRA_LARGE_STATION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"auxiliary_components"</text:p>
          </table:table-cell>
          <table:table-cell office:value-type="string">
            <text:p>700</text:p>
          </table:table-cell>
          <table:table-cell/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4" }</text:p>
          </table:table-cell>
          <table:table-cell table:number-columns-repeated="11"/>
        </table:table-row>
        <table:table-row table:style-name="ro1">
          <table:table-cell office:value-type="string">
            <text:p>"EXTRA_LARGE_STATION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0</text:p>
          </table:table-cell>
          <table:table-cell office:value-type="string">
            <text:p>"auxiliary_components"</text:p>
          </table:table-cell>
          <table:table-cell office:value-type="string">
            <text:p>784</text:p>
          </table:table-cell>
          <table:table-cell/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ship_armor_5" }</text:p>
          </table:table-cell>
          <table:table-cell table:number-columns-repeated="11"/>
        </table:table-row>
        <table:table-row table:style-name="ro1">
          <table:table-cell office:value-type="string">
            <text:p>"NON_DESIGNABLE_SHIP_ARMOR_1"</text:p>
          </table:table-cell>
          <table:table-cell office:value-type="string">
            <text:p>aux</text:p>
          </table:table-cell>
          <table:table-cell office:value-type="string">
            <text:p>"GFX_ship_part_armor_1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"auxiliary_components"</text:p>
          </table:table-cell>
          <table:table-cell office:value-type="string">
            <text:p>0</text:p>
          </table:table-cell>
          <table:table-cell office:value-type="string">
            <text:p>"NON_DESIGNABLEL_ARMOR_2"</text:p>
          </table:table-cell>
          <table:table-cell/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1" }</text:p>
          </table:table-cell>
          <table:table-cell table:number-columns-repeated="11"/>
        </table:table-row>
        <table:table-row table:style-name="ro1">
          <table:table-cell office:value-type="string">
            <text:p>"NON_DESIGNABLE_SHIP_ARMOR_2"</text:p>
          </table:table-cell>
          <table:table-cell office:value-type="string">
            <text:p>aux</text:p>
          </table:table-cell>
          <table:table-cell office:value-type="string">
            <text:p>"GFX_ship_part_armor_2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"auxiliary_components"</text:p>
          </table:table-cell>
          <table:table-cell office:value-type="string">
            <text:p>0</text:p>
          </table:table-cell>
          <table:table-cell office:value-type="string">
            <text:p>"NON_DESIGNABLEL_ARMOR_3"</text:p>
          </table:table-cell>
          <table:table-cell/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2" }</text:p>
          </table:table-cell>
          <table:table-cell table:number-columns-repeated="11"/>
        </table:table-row>
        <table:table-row table:style-name="ro1">
          <table:table-cell office:value-type="string">
            <text:p>"NON_DESIGNABLE_SHIP_ARMOR_3"</text:p>
          </table:table-cell>
          <table:table-cell office:value-type="string">
            <text:p>aux</text:p>
          </table:table-cell>
          <table:table-cell office:value-type="string">
            <text:p>"GFX_ship_part_armor_3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"auxiliary_components"</text:p>
          </table:table-cell>
          <table:table-cell office:value-type="string">
            <text:p>0</text:p>
          </table:table-cell>
          <table:table-cell office:value-type="string">
            <text:p>"NON_DESIGNABLEL_ARMOR_4"</text:p>
          </table:table-cell>
          <table:table-cell/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3" }</text:p>
          </table:table-cell>
          <table:table-cell table:number-columns-repeated="11"/>
        </table:table-row>
        <table:table-row table:style-name="ro1">
          <table:table-cell office:value-type="string">
            <text:p>"NON_DESIGNABLE_SHIP_ARMOR_4"</text:p>
          </table:table-cell>
          <table:table-cell office:value-type="string">
            <text:p>aux</text:p>
          </table:table-cell>
          <table:table-cell office:value-type="string">
            <text:p>"GFX_ship_part_armor_4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"auxiliary_components"</text:p>
          </table:table-cell>
          <table:table-cell office:value-type="string">
            <text:p>0</text:p>
          </table:table-cell>
          <table:table-cell office:value-type="string">
            <text:p>"NON_DESIGNABLEL_ARMOR_5"</text:p>
          </table:table-cell>
          <table:table-cell/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4" }</text:p>
          </table:table-cell>
          <table:table-cell table:number-columns-repeated="11"/>
        </table:table-row>
        <table:table-row table:style-name="ro1">
          <table:table-cell office:value-type="string">
            <text:p>"NON_DESIGNABLE_SHIP_ARMOR_5"</text:p>
          </table:table-cell>
          <table:table-cell office:value-type="string">
            <text:p>aux</text:p>
          </table:table-cell>
          <table:table-cell office:value-type="string">
            <text:p>"GFX_ship_part_armor_5"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"auxiliary_components"</text:p>
          </table:table-cell>
          <table:table-cell office:value-type="string">
            <text:p>0</text:p>
          </table:table-cell>
          <table:table-cell table:number-columns-repeated="2"/>
          <table:table-cell office:value-type="string">
            <text:p>{ shipclass_science_ship shipclass_colonizer shipclass_constructor shipclass_transport }</text:p>
          </table:table-cell>
          <table:table-cell office:value-type="string">
            <text:p>{ "tech_ship_armor_5" }</text:p>
          </table:table-cell>
          <table:table-cell table:number-columns-repeated="11"/>
        </table:table-row>
        <table:table-row table:style-name="ro1">
          <table:table-cell office:value-type="string">
            <text:p>"CORVETTE_SHIELD_RECHARGER_1"</text:p>
          </table:table-cell>
          <table:table-cell office:value-type="string">
            <text:p>aux</text:p>
          </table:table-cell>
          <table:table-cell table:formula="of:=CONCATENATE([.U$58];[.W57];[.V$58])" office:value-type="string" office:string-value="&quot;GFX_ship_part_shield_recharger_1&quot;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CORVETTE_SHIELD_RECHARGER_2"</text:p>
          </table:table-cell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table:formula="of:=CONCATENATE([.U$57];[.W57];[.V$57])" office:value-type="string" office:string-value="{ &quot;tech_shield_rechargers_1&quot; }">
            <text:p>{ "tech_shield_rechargers_1" }</text:p>
          </table:table-cell>
          <table:table-cell office:value-type="string">
            <text:p>1</text:p>
          </table:table-cell>
          <table:table-cell table:number-columns-repeated="7"/>
          <table:table-cell office:value-type="string">
            <text:p>{ "tech_shield_rechargers_</text:p>
          </table:table-cell>
          <table:table-cell table:style-name="ce2" office:value-type="string">
            <text:p>" }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"CORVETTE_SHIELD_RECHARGER_2"</text:p>
          </table:table-cell>
          <table:table-cell office:value-type="string">
            <text:p>aux</text:p>
          </table:table-cell>
          <table:table-cell table:formula="of:=CONCATENATE([.U$58];[.W58];[.V$58])" office:value-type="string" office:string-value="&quot;GFX_ship_part_shield_recharger_2&quot;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CORVETTE_SHIELD_RECHARGER_3"</text:p>
          </table:table-cell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table:formula="of:=CONCATENATE([.U$57];[.W58];[.V$57])" office:value-type="string" office:string-value="{ &quot;tech_shield_rechargers_2&quot; }">
            <text:p>{ "tech_shield_rechargers_2" }</text:p>
          </table:table-cell>
          <table:table-cell office:value-type="string">
            <text:p>2</text:p>
          </table:table-cell>
          <table:table-cell table:number-columns-repeated="7"/>
          <table:table-cell office:value-type="string">
            <text:p>"GFX_ship_part_shield_recharger_</text:p>
          </table:table-cell>
          <table:table-cell table:style-name="ce2" office:value-type="string">
            <text:p>"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"CORVETTE_SHIELD_RECHARGER_3"</text:p>
          </table:table-cell>
          <table:table-cell office:value-type="string">
            <text:p>aux</text:p>
          </table:table-cell>
          <table:table-cell table:formula="of:=CONCATENATE([.U$58];[.W59];[.V$58])" office:value-type="string" office:string-value="&quot;GFX_ship_part_shield_recharger_3&quot;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table:formula="of:=CONCATENATE([.U$57];[.W59];[.V$57])" office:value-type="string" office:string-value="{ &quot;tech_shield_rechargers_3&quot; }">
            <text:p>{ "tech_shield_rechargers_3" }</text:p>
          </table:table-cell>
          <table:table-cell office:value-type="string">
            <text:p>4</text:p>
          </table:table-cell>
          <table:table-cell table:number-columns-repeated="9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"DESTROYER_SHIELD_RECHARGER_1"</text:p>
          </table:table-cell>
          <table:table-cell office:value-type="string">
            <text:p>aux</text:p>
          </table:table-cell>
          <table:table-cell table:formula="of:=CONCATENATE([.U$58];[.W60];[.V$58])" office:value-type="string" office:string-value="&quot;GFX_ship_part_shield_recharger_1&quot;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DESTROYER_SHIELD_RECHARGER_2"</text:p>
          </table:table-cell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table:formula="of:=CONCATENATE([.U$57];[.W60];[.V$57])" office:value-type="string" office:string-value="{ &quot;tech_shield_rechargers_1&quot; }">
            <text:p>{ "tech_shield_rechargers_1" }</text:p>
          </table:table-cell>
          <table:table-cell office:value-type="string">
            <text:p>1</text:p>
          </table:table-cell>
          <table:table-cell table:number-columns-repeated="9"/>
          <table:table-cell table:formula="of:=[.W57]" office:value-type="float" office:value="1">
            <text:p>1</text:p>
          </table:table-cell>
        </table:table-row>
        <table:table-row table:style-name="ro1">
          <table:table-cell office:value-type="string">
            <text:p>"DESTROYER_SHIELD_RECHARGER_2"</text:p>
          </table:table-cell>
          <table:table-cell office:value-type="string">
            <text:p>aux</text:p>
          </table:table-cell>
          <table:table-cell table:formula="of:=CONCATENATE([.U$58];[.W61];[.V$58])" office:value-type="string" office:string-value="&quot;GFX_ship_part_shield_recharger_2&quot;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DESTROYER_SHIELD_RECHARGER_3"</text:p>
          </table:table-cell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table:formula="of:=CONCATENATE([.U$57];[.W61];[.V$57])" office:value-type="string" office:string-value="{ &quot;tech_shield_rechargers_2&quot; }">
            <text:p>{ "tech_shield_rechargers_2" }</text:p>
          </table:table-cell>
          <table:table-cell office:value-type="string">
            <text:p>2</text:p>
          </table:table-cell>
          <table:table-cell table:number-columns-repeated="9"/>
          <table:table-cell table:formula="of:=[.W58]" office:value-type="float" office:value="2">
            <text:p>2</text:p>
          </table:table-cell>
        </table:table-row>
        <table:table-row table:style-name="ro1">
          <table:table-cell office:value-type="string">
            <text:p>"DESTROYER_SHIELD_RECHARGER_3"</text:p>
          </table:table-cell>
          <table:table-cell office:value-type="string">
            <text:p>aux</text:p>
          </table:table-cell>
          <table:table-cell table:formula="of:=CONCATENATE([.U$58];[.W62];[.V$58])" office:value-type="string" office:string-value="&quot;GFX_ship_part_shield_recharger_3&quot;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table:formula="of:=CONCATENATE([.U$57];[.W62];[.V$57])" office:value-type="string" office:string-value="{ &quot;tech_shield_rechargers_3&quot; }">
            <text:p>{ "tech_shield_rechargers_3" }</text:p>
          </table:table-cell>
          <table:table-cell office:value-type="string">
            <text:p>4</text:p>
          </table:table-cell>
          <table:table-cell table:number-columns-repeated="9"/>
          <table:table-cell table:formula="of:=[.W59]" office:value-type="float" office:value="3">
            <text:p>3</text:p>
          </table:table-cell>
        </table:table-row>
        <table:table-row table:style-name="ro1">
          <table:table-cell office:value-type="string">
            <text:p>"CRUISER_SHIELD_RECHARGER_1"</text:p>
          </table:table-cell>
          <table:table-cell office:value-type="string">
            <text:p>aux</text:p>
          </table:table-cell>
          <table:table-cell table:formula="of:=CONCATENATE([.U$58];[.W63];[.V$58])" office:value-type="string" office:string-value="&quot;GFX_ship_part_shield_recharger_1&quot;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CRUISER_SHIELD_RECHARGER_2"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table:formula="of:=CONCATENATE([.U$57];[.W63];[.V$57])" office:value-type="string" office:string-value="{ &quot;tech_shield_rechargers_1&quot; }">
            <text:p>{ "tech_shield_rechargers_1" }</text:p>
          </table:table-cell>
          <table:table-cell office:value-type="string">
            <text:p>1</text:p>
          </table:table-cell>
          <table:table-cell table:number-columns-repeated="9"/>
          <table:table-cell table:formula="of:=[.W60]" office:value-type="float" office:value="1">
            <text:p>1</text:p>
          </table:table-cell>
        </table:table-row>
        <table:table-row table:style-name="ro1">
          <table:table-cell office:value-type="string">
            <text:p>"CRUISER_SHIELD_RECHARGER_2"</text:p>
          </table:table-cell>
          <table:table-cell office:value-type="string">
            <text:p>aux</text:p>
          </table:table-cell>
          <table:table-cell table:formula="of:=CONCATENATE([.U$58];[.W64];[.V$58])" office:value-type="string" office:string-value="&quot;GFX_ship_part_shield_recharger_2&quot;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CRUISER_SHIELD_RECHARGER_3"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table:formula="of:=CONCATENATE([.U$57];[.W64];[.V$57])" office:value-type="string" office:string-value="{ &quot;tech_shield_rechargers_2&quot; }">
            <text:p>{ "tech_shield_rechargers_2" }</text:p>
          </table:table-cell>
          <table:table-cell office:value-type="string">
            <text:p>2</text:p>
          </table:table-cell>
          <table:table-cell table:number-columns-repeated="9"/>
          <table:table-cell table:formula="of:=[.W61]" office:value-type="float" office:value="2">
            <text:p>2</text:p>
          </table:table-cell>
        </table:table-row>
        <table:table-row table:style-name="ro1">
          <table:table-cell office:value-type="string">
            <text:p>"CRUISER_SHIELD_RECHARGER_3"</text:p>
          </table:table-cell>
          <table:table-cell office:value-type="string">
            <text:p>aux</text:p>
          </table:table-cell>
          <table:table-cell table:formula="of:=CONCATENATE([.U$58];[.W65];[.V$58])" office:value-type="string" office:string-value="&quot;GFX_ship_part_shield_recharger_3&quot;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45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table:formula="of:=CONCATENATE([.U$57];[.W65];[.V$57])" office:value-type="string" office:string-value="{ &quot;tech_shield_rechargers_3&quot; }">
            <text:p>{ "tech_shield_rechargers_3" }</text:p>
          </table:table-cell>
          <table:table-cell office:value-type="string">
            <text:p>4</text:p>
          </table:table-cell>
          <table:table-cell table:number-columns-repeated="9"/>
          <table:table-cell table:formula="of:=[.W62]" office:value-type="float" office:value="3">
            <text:p>3</text:p>
          </table:table-cell>
        </table:table-row>
        <table:table-row table:style-name="ro1">
          <table:table-cell office:value-type="string">
            <text:p>"BATTLESHIP_SHIELD_RECHARGER_1"</text:p>
          </table:table-cell>
          <table:table-cell office:value-type="string">
            <text:p>aux</text:p>
          </table:table-cell>
          <table:table-cell table:formula="of:=CONCATENATE([.U$58];[.W66];[.V$58])" office:value-type="string" office:string-value="&quot;GFX_ship_part_shield_recharger_1&quot;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BATTLESHIP_SHIELD_RECHARGER_2"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table:formula="of:=CONCATENATE([.U$57];[.W66];[.V$57])" office:value-type="string" office:string-value="{ &quot;tech_shield_rechargers_1&quot; }">
            <text:p>{ "tech_shield_rechargers_1" }</text:p>
          </table:table-cell>
          <table:table-cell office:value-type="string">
            <text:p>1</text:p>
          </table:table-cell>
          <table:table-cell table:number-columns-repeated="9"/>
          <table:table-cell table:formula="of:=[.W63]" office:value-type="float" office:value="1">
            <text:p>1</text:p>
          </table:table-cell>
        </table:table-row>
        <table:table-row table:style-name="ro1">
          <table:table-cell office:value-type="string">
            <text:p>"BATTLESHIP_SHIELD_RECHARGER_2"</text:p>
          </table:table-cell>
          <table:table-cell office:value-type="string">
            <text:p>aux</text:p>
          </table:table-cell>
          <table:table-cell table:formula="of:=CONCATENATE([.U$58];[.W67];[.V$58])" office:value-type="string" office:string-value="&quot;GFX_ship_part_shield_recharger_2&quot;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BATTLESHIP_SHIELD_RECHARGER_3"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table:formula="of:=CONCATENATE([.U$57];[.W67];[.V$57])" office:value-type="string" office:string-value="{ &quot;tech_shield_rechargers_2&quot; }">
            <text:p>{ "tech_shield_rechargers_2" }</text:p>
          </table:table-cell>
          <table:table-cell office:value-type="string">
            <text:p>2</text:p>
          </table:table-cell>
          <table:table-cell table:number-columns-repeated="9"/>
          <table:table-cell table:formula="of:=[.W64]" office:value-type="float" office:value="2">
            <text:p>2</text:p>
          </table:table-cell>
        </table:table-row>
        <table:table-row table:style-name="ro1">
          <table:table-cell office:value-type="string">
            <text:p>"BATTLESHIP_SHIELD_RECHARGER_3"</text:p>
          </table:table-cell>
          <table:table-cell office:value-type="string">
            <text:p>aux</text:p>
          </table:table-cell>
          <table:table-cell table:formula="of:=CONCATENATE([.U$58];[.W68];[.V$58])" office:value-type="string" office:string-value="&quot;GFX_ship_part_shield_recharger_3&quot;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table:formula="of:=CONCATENATE([.U$57];[.W68];[.V$57])" office:value-type="string" office:string-value="{ &quot;tech_shield_rechargers_3&quot; }">
            <text:p>{ "tech_shield_rechargers_3" }</text:p>
          </table:table-cell>
          <table:table-cell office:value-type="string">
            <text:p>4</text:p>
          </table:table-cell>
          <table:table-cell table:number-columns-repeated="9"/>
          <table:table-cell table:formula="of:=[.W65]" office:value-type="float" office:value="3">
            <text:p>3</text:p>
          </table:table-cell>
        </table:table-row>
        <table:table-row table:style-name="ro1">
          <table:table-cell office:value-type="string">
            <text:p>"DREADNOUGHT_SHIELD_RECHARGER_1"</text:p>
          </table:table-cell>
          <table:table-cell office:value-type="string">
            <text:p>aux</text:p>
          </table:table-cell>
          <table:table-cell table:formula="of:=CONCATENATE([.U$58];[.W69];[.V$58])" office:value-type="string" office:string-value="&quot;GFX_ship_part_shield_recharger_1&quot;">
            <text:p>"GFX_ship_part_shield_recharger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DREADNOUGHT_SHIELD_RECHARGER_2"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table:formula="of:=CONCATENATE([.U$57];[.W69];[.V$57])" office:value-type="string" office:string-value="{ &quot;tech_shield_rechargers_1&quot; }">
            <text:p>{ "tech_shield_rechargers_1" }</text:p>
          </table:table-cell>
          <table:table-cell office:value-type="string">
            <text:p>1</text:p>
          </table:table-cell>
          <table:table-cell table:number-columns-repeated="9"/>
          <table:table-cell table:formula="of:=[.W66]" office:value-type="float" office:value="1">
            <text:p>1</text:p>
          </table:table-cell>
        </table:table-row>
        <table:table-row table:style-name="ro1">
          <table:table-cell office:value-type="string">
            <text:p>"DREADNOUGHT_SHIELD_RECHARGER_2"</text:p>
          </table:table-cell>
          <table:table-cell office:value-type="string">
            <text:p>aux</text:p>
          </table:table-cell>
          <table:table-cell table:formula="of:=CONCATENATE([.U$58];[.W70];[.V$58])" office:value-type="string" office:string-value="&quot;GFX_ship_part_shield_recharger_2&quot;">
            <text:p>"GFX_ship_part_shield_recharger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DREADNOUGHT_SHIELD_RECHARGER_3"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table:formula="of:=CONCATENATE([.U$57];[.W70];[.V$57])" office:value-type="string" office:string-value="{ &quot;tech_shield_rechargers_2&quot; }">
            <text:p>{ "tech_shield_rechargers_2" }</text:p>
          </table:table-cell>
          <table:table-cell office:value-type="string">
            <text:p>2</text:p>
          </table:table-cell>
          <table:table-cell table:number-columns-repeated="9"/>
          <table:table-cell table:formula="of:=[.W67]" office:value-type="float" office:value="2">
            <text:p>2</text:p>
          </table:table-cell>
        </table:table-row>
        <table:table-row table:style-name="ro1">
          <table:table-cell office:value-type="string">
            <text:p>"DREADNOUGHT_SHIELD_RECHARGER_3"</text:p>
          </table:table-cell>
          <table:table-cell office:value-type="string">
            <text:p>aux</text:p>
          </table:table-cell>
          <table:table-cell table:formula="of:=CONCATENATE([.U$58];[.W71];[.V$58])" office:value-type="string" office:string-value="&quot;GFX_ship_part_shield_recharger_3&quot;">
            <text:p>"GFX_ship_part_shield_recharger_3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table:formula="of:=CONCATENATE([.U$57];[.W71];[.V$57])" office:value-type="string" office:string-value="{ &quot;tech_shield_rechargers_3&quot; }">
            <text:p>{ "tech_shield_rechargers_3" }</text:p>
          </table:table-cell>
          <table:table-cell office:value-type="string">
            <text:p>4</text:p>
          </table:table-cell>
          <table:table-cell table:number-columns-repeated="9"/>
          <table:table-cell table:formula="of:=[.W68]" office:value-type="float" office:value="3">
            <text:p>3</text:p>
          </table:table-cell>
        </table:table-row>
        <table:table-row table:style-name="ro1">
          <table:table-cell office:value-type="string">
            <text:p>"CORVETTE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CORVETTE_MARAUDER_HULL_CONFIGURATION_2"</text:p>
          </table:table-cell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/>
          <table:table-cell office:value-type="string">
            <text:p>0.3</text:p>
          </table:table-cell>
          <table:table-cell table:number-columns-repeated="9"/>
        </table:table-row>
        <table:table-row table:style-name="ro1">
          <table:table-cell office:value-type="string">
            <text:p>"CORVETTE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/>
          <table:table-cell office:value-type="string">
            <text:p>0.6</text:p>
          </table:table-cell>
          <table:table-cell table:number-columns-repeated="9"/>
        </table:table-row>
        <table:table-row table:style-name="ro1">
          <table:table-cell office:value-type="string">
            <text:p>"DESTROYER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DESTROYER_MARAUDER_HULL_CONFIGURATION_2"</text:p>
          </table:table-cell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/>
          <table:table-cell office:value-type="string">
            <text:p>0.3</text:p>
          </table:table-cell>
          <table:table-cell table:number-columns-repeated="9"/>
        </table:table-row>
        <table:table-row table:style-name="ro1">
          <table:table-cell office:value-type="string">
            <text:p>"DESTROYER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/>
          <table:table-cell office:value-type="string">
            <text:p>0.6</text:p>
          </table:table-cell>
          <table:table-cell table:number-columns-repeated="9"/>
        </table:table-row>
        <table:table-row table:style-name="ro1">
          <table:table-cell office:value-type="string">
            <text:p>"CRUISER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CRUISER_MARAUDER_HULL_CONFIGURATION_2"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/>
          <table:table-cell office:value-type="string">
            <text:p>0.3</text:p>
          </table:table-cell>
          <table:table-cell table:number-columns-repeated="9"/>
        </table:table-row>
        <table:table-row table:style-name="ro1">
          <table:table-cell office:value-type="string">
            <text:p>"CRUISER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0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/>
          <table:table-cell office:value-type="string">
            <text:p>0.6</text:p>
          </table:table-cell>
          <table:table-cell table:number-columns-repeated="9"/>
        </table:table-row>
        <table:table-row table:style-name="ro1">
          <table:table-cell office:value-type="string">
            <text:p>"BATTLESHIP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BATTLESHIP_MARAUDER_HULL_CONFIGURATION_2"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/>
          <table:table-cell office:value-type="string">
            <text:p>0.3</text:p>
          </table:table-cell>
          <table:table-cell table:number-columns-repeated="9"/>
        </table:table-row>
        <table:table-row table:style-name="ro1">
          <table:table-cell office:value-type="string">
            <text:p>"BATTLESHIP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0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/>
          <table:table-cell office:value-type="string">
            <text:p>0.6</text:p>
          </table:table-cell>
          <table:table-cell table:number-columns-repeated="9"/>
        </table:table-row>
        <table:table-row table:style-name="ro1">
          <table:table-cell office:value-type="string">
            <text:p>"DREADNOUGHT_MARAUDER_HULL_CONFIGURATION_1"</text:p>
          </table:table-cell>
          <table:table-cell office:value-type="string">
            <text:p>aux</text:p>
          </table:table-cell>
          <table:table-cell office:value-type="string">
            <text:p>"GFX_ship_part_marauder_hull_configuration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DREADNOUGHT_MARAUDER_HULL_CONFIGURATION_2"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1" }</text:p>
          </table:table-cell>
          <table:table-cell/>
          <table:table-cell office:value-type="string">
            <text:p>0.3</text:p>
          </table:table-cell>
          <table:table-cell table:number-columns-repeated="9"/>
        </table:table-row>
        <table:table-row table:style-name="ro1">
          <table:table-cell office:value-type="string">
            <text:p>"DREADNOUGHT_MARAUDER_HULL_CONFIGURATION_2"</text:p>
          </table:table-cell>
          <table:table-cell office:value-type="string">
            <text:p>aux</text:p>
          </table:table-cell>
          <table:table-cell office:value-type="string">
            <text:p>"GFX_ship_part_marauder_hull_configuration_2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0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marauder_hull_configuration_2" }</text:p>
          </table:table-cell>
          <table:table-cell/>
          <table:table-cell office:value-type="string">
            <text:p>0.6</text:p>
          </table:table-cell>
          <table:table-cell table:number-columns-repeated="9"/>
        </table:table-row>
        <table:table-row table:style-name="ro1">
          <table:table-cell office:value-type="string">
            <text:p>"CORVETTE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CORVETTE_INTEGRITY_FIELD_GENERATORS_2"</text:p>
          </table:table-cell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8"/>
        </table:table-row>
        <table:table-row table:style-name="ro1">
          <table:table-cell office:value-type="string">
            <text:p>"CORVETTE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8"/>
        </table:table-row>
        <table:table-row table:style-name="ro1">
          <table:table-cell office:value-type="string">
            <text:p>"DESTROYER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DESTROYER_INTEGRITY_FIELD_GENERATORS_2"</text:p>
          </table:table-cell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8"/>
        </table:table-row>
        <table:table-row table:style-name="ro1">
          <table:table-cell office:value-type="string">
            <text:p>"DESTROYER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8"/>
        </table:table-row>
        <table:table-row table:style-name="ro1">
          <table:table-cell office:value-type="string">
            <text:p>"CRUISER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CRUISER_INTEGRITY_FIELD_GENERATORS_2"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8"/>
        </table:table-row>
        <table:table-row table:style-name="ro1">
          <table:table-cell office:value-type="string">
            <text:p>"CRUISER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45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8"/>
        </table:table-row>
        <table:table-row table:style-name="ro1">
          <table:table-cell office:value-type="string">
            <text:p>"BATTLESHIP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BATTLESHIP_INTEGRITY_FIELD_GENERATORS_2"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8"/>
        </table:table-row>
        <table:table-row table:style-name="ro1">
          <table:table-cell office:value-type="string">
            <text:p>"BATTLESHIP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8"/>
        </table:table-row>
        <table:table-row table:style-name="ro1">
          <table:table-cell office:value-type="string">
            <text:p>"DREADNOUGHT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DREADNOUGHT_INTEGRITY_FIELD_GENERATORS_2"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8"/>
        </table:table-row>
        <table:table-row table:style-name="ro1">
          <table:table-cell office:value-type="string">
            <text:p>"DREADNOUGHT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8"/>
        </table:table-row>
        <table:table-row table:style-name="ro1">
          <table:table-cell office:value-type="string">
            <text:p>"SMALL_STATION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SMALL_STATION_INTEGRITY_FIELD_GENERATORS_2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8"/>
        </table:table-row>
        <table:table-row table:style-name="ro1">
          <table:table-cell office:value-type="string">
            <text:p>"SMALL_STATION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8"/>
        </table:table-row>
        <table:table-row table:style-name="ro1">
          <table:table-cell office:value-type="string">
            <text:p>"MEDIUM_STATION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MEDIUM_STATION_INTEGRITY_FIELD_GENERATORS_2"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8"/>
        </table:table-row>
        <table:table-row table:style-name="ro1">
          <table:table-cell office:value-type="string">
            <text:p>"MEDIUM_STATION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8"/>
        </table:table-row>
        <table:table-row table:style-name="ro1">
          <table:table-cell office:value-type="string">
            <text:p>"LARGE_STATION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LARGE_STATION_INTEGRITY_FIELD_GENERATORS_2"</text:p>
          </table:table-cell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8"/>
        </table:table-row>
        <table:table-row table:style-name="ro1">
          <table:table-cell office:value-type="string">
            <text:p>"LARGE_STATION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45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8"/>
        </table:table-row>
        <table:table-row table:style-name="ro1">
          <table:table-cell office:value-type="string">
            <text:p>"EXTRA_LARGE_STATION_INTEGRITY_FIELD_GENERATORS_1"</text:p>
          </table:table-cell>
          <table:table-cell office:value-type="string">
            <text:p>aux</text:p>
          </table:table-cell>
          <table:table-cell office:value-type="string">
            <text:p>"GFX_ship_part_integrity_field_generator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4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EXTRA_LARGE_STATION_INTEGRITY_FIELD_GENERATORS_2"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1" }</text:p>
          </table:table-cell>
          <table:table-cell table:number-columns-repeated="2"/>
          <table:table-cell office:value-type="string">
            <text:p>0.4</text:p>
          </table:table-cell>
          <table:table-cell table:number-columns-repeated="8"/>
        </table:table-row>
        <table:table-row table:style-name="ro1">
          <table:table-cell office:value-type="string">
            <text:p>"EXTRA_LARGE_STATION_INTEGRITY_FIELD_GENERATORS_2"</text:p>
          </table:table-cell>
          <table:table-cell office:value-type="string">
            <text:p>aux</text:p>
          </table:table-cell>
          <table:table-cell office:value-type="string">
            <text:p>"GFX_ship_part_integrity_field_generator_2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6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integrity_field_generators_2" }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8"/>
        </table:table-row>
        <table:table-row table:style-name="ro1">
          <table:table-cell office:value-type="string">
            <text:p>"CORVETTE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10</text:p>
          </table:table-cell>
          <table:table-cell office:value-type="string">
            <text:p>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CORVETTE_CLOAKING_FIELD_EMITTERS_2"</text:p>
          </table:table-cell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table:number-columns-repeated="3"/>
          <table:table-cell office:value-type="string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"CORVETTE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15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corvette corvetteNSC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table:number-columns-repeated="3"/>
          <table:table-cell office:value-type="string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"DESTROYER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DESTROYER_CLOAKING_FIELD_EMITTERS_2"</text:p>
          </table:table-cell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table:number-columns-repeated="3"/>
          <table:table-cell office:value-type="string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"DESTROYER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destroyer destroyerNSC Escort Frigate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table:number-columns-repeated="3"/>
          <table:table-cell office:value-type="string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"CRUISER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30</text:p>
          </table:table-cell>
          <table:table-cell office:value-type="string">
            <text:p>1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CRUISER_CLOAKING_FIELD_EMITTERS_2"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table:number-columns-repeated="3"/>
          <table:table-cell office:value-type="string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"CRUISER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45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table:number-columns-repeated="3"/>
          <table:table-cell office:value-type="string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"BATTLESHIP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2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BATTLESHIP_CLOAKING_FIELD_EMITTERS_2"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table:number-columns-repeated="3"/>
          <table:table-cell office:value-type="string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"BATTLESHIP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battleship battleshipNSC Carrier SCX_Carrier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table:number-columns-repeated="3"/>
          <table:table-cell office:value-type="string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"DREADNOUGHT_CLOAKING_FIELD_EMITTERS_1"</text:p>
          </table:table-cell>
          <table:table-cell office:value-type="string">
            <text:p>aux</text:p>
          </table:table-cell>
          <table:table-cell office:value-type="string">
            <text:p>"GFX_ship_part_cloaking_field_emitters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5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DREADNOUGHT_CLOAKING_FIELD_EMITTERS_2"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1" }</text:p>
          </table:table-cell>
          <table:table-cell table:number-columns-repeated="3"/>
          <table:table-cell office:value-type="string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"DREADNOUGHT_CLOAKING_FIELD_EMITTERS_2"</text:p>
          </table:table-cell>
          <table:table-cell office:value-type="string">
            <text:p>aux</text:p>
          </table:table-cell>
          <table:table-cell office:value-type="string">
            <text:p>"GFX_ship_part_cloaking_field_emitters_2"</text:p>
          </table:table-cell>
          <table:table-cell office:value-type="string">
            <text:p>1</text:p>
          </table:table-cell>
          <table:table-cell office:value-type="string">
            <text:p>-75</text:p>
          </table:table-cell>
          <table:table-cell office:value-type="string">
            <text:p>3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shipclass_military }</text:p>
          </table:table-cell>
          <table:table-cell office:value-type="string">
            <text:p>{ "tech_cloaking_field_emitters_2" }</text:p>
          </table:table-cell>
          <table:table-cell table:number-columns-repeated="3"/>
          <table:table-cell office:value-type="string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"SMALL_STATION_SIEGE_SHIELD_1"</text:p>
          </table:table-cell>
          <table:table-cell office:value-type="string">
            <text:p>aux</text:p>
          </table:table-cell>
          <table:table-cell office:value-type="string">
            <text:p>"GFX_ship_part_siege_shield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SMALL_STATION_SIEGE_SHIELD_2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1" }</text:p>
          </table:table-cell>
          <table:table-cell office:value-type="string">
            <text:p>2</text:p>
          </table:table-cell>
          <table:table-cell table:number-columns-repeated="3"/>
          <table:table-cell office:value-type="string">
            <text:p>2000</text:p>
          </table:table-cell>
          <table:table-cell office:value-type="string">
            <text:p>2.5</text:p>
          </table:table-cell>
          <table:table-cell table:number-columns-repeated="5"/>
        </table:table-row>
        <table:table-row table:style-name="ro1">
          <table:table-cell office:value-type="string">
            <text:p>"SMALL_STATION_SIEGE_SHIELD_2"</text:p>
          </table:table-cell>
          <table:table-cell office:value-type="string">
            <text:p>aux</text:p>
          </table:table-cell>
          <table:table-cell office:value-type="string">
            <text:p>"GFX_ship_part_siege_shield_2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SMALL_STATION_SIEGE_SHIELD_3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2" }</text:p>
          </table:table-cell>
          <table:table-cell office:value-type="string">
            <text:p>2.5</text:p>
          </table:table-cell>
          <table:table-cell table:number-columns-repeated="3"/>
          <table:table-cell office:value-type="string">
            <text:p>4000</text:p>
          </table:table-cell>
          <table:table-cell office:value-type="string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"SMALL_STATION_SIEGE_SHIELD_3"</text:p>
          </table:table-cell>
          <table:table-cell office:value-type="string">
            <text:p>aux</text:p>
          </table:table-cell>
          <table:table-cell office:value-type="string">
            <text:p>"GFX_ship_part_siege_shield_3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SMALL_STATION_SIEGE_SHIELD_4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3" }</text:p>
          </table:table-cell>
          <table:table-cell office:value-type="string">
            <text:p>3</text:p>
          </table:table-cell>
          <table:table-cell table:number-columns-repeated="3"/>
          <table:table-cell office:value-type="string">
            <text:p>6000</text:p>
          </table:table-cell>
          <table:table-cell office:value-type="string">
            <text:p>7.5</text:p>
          </table:table-cell>
          <table:table-cell table:number-columns-repeated="5"/>
        </table:table-row>
        <table:table-row table:style-name="ro1">
          <table:table-cell office:value-type="string">
            <text:p>"SMALL_STATION_SIEGE_SHIELD_4"</text:p>
          </table:table-cell>
          <table:table-cell office:value-type="string">
            <text:p>aux</text:p>
          </table:table-cell>
          <table:table-cell office:value-type="string">
            <text:p>"GFX_ship_part_siege_shield_4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SMALL_STATION_SIEGE_SHIELD_5"</text:p>
          </table:table-cell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4" }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8000</text:p>
          </table:table-cell>
          <table:table-cell office:value-type="string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"SMALL_STATION_SIEGE_SHIELD_5"</text:p>
          </table:table-cell>
          <table:table-cell office:value-type="string">
            <text:p>aux</text:p>
          </table:table-cell>
          <table:table-cell office:value-type="string">
            <text:p>"GFX_ship_part_siege_shield_5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military_station_small outpost_station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5" }</text:p>
          </table:table-cell>
          <table:table-cell office:value-type="string">
            <text:p>4</text:p>
          </table:table-cell>
          <table:table-cell table:number-columns-repeated="3"/>
          <table:table-cell office:value-type="string">
            <text:p>10000</text:p>
          </table:table-cell>
          <table:table-cell office:value-type="string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"MEDIUM_STATION_SIEGE_SHIELD_1"</text:p>
          </table:table-cell>
          <table:table-cell office:value-type="string">
            <text:p>aux</text:p>
          </table:table-cell>
          <table:table-cell office:value-type="string">
            <text:p>"GFX_ship_part_siege_shield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MEDIUM_STATION_SIEGE_SHIELD_2"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1" }</text:p>
          </table:table-cell>
          <table:table-cell office:value-type="string">
            <text:p>2</text:p>
          </table:table-cell>
          <table:table-cell table:number-columns-repeated="3"/>
          <table:table-cell office:value-type="string">
            <text:p>4000</text:p>
          </table:table-cell>
          <table:table-cell office:value-type="string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"MEDIUM_STATION_SIEGE_SHIELD_2"</text:p>
          </table:table-cell>
          <table:table-cell office:value-type="string">
            <text:p>aux</text:p>
          </table:table-cell>
          <table:table-cell office:value-type="string">
            <text:p>"GFX_ship_part_siege_shield_2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MEDIUM_STATION_SIEGE_SHIELD_3"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2" }</text:p>
          </table:table-cell>
          <table:table-cell office:value-type="string">
            <text:p>2.5</text:p>
          </table:table-cell>
          <table:table-cell table:number-columns-repeated="3"/>
          <table:table-cell office:value-type="string">
            <text:p>8000</text:p>
          </table:table-cell>
          <table:table-cell office:value-type="string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"MEDIUM_STATION_SIEGE_SHIELD_3"</text:p>
          </table:table-cell>
          <table:table-cell office:value-type="string">
            <text:p>aux</text:p>
          </table:table-cell>
          <table:table-cell office:value-type="string">
            <text:p>"GFX_ship_part_siege_shield_3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MEDIUM_STATION_SIEGE_SHIELD_4"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3" }</text:p>
          </table:table-cell>
          <table:table-cell office:value-type="string">
            <text:p>3</text:p>
          </table:table-cell>
          <table:table-cell table:number-columns-repeated="3"/>
          <table:table-cell office:value-type="string">
            <text:p>12000</text:p>
          </table:table-cell>
          <table:table-cell office:value-type="string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"MEDIUM_STATION_SIEGE_SHIELD_4"</text:p>
          </table:table-cell>
          <table:table-cell office:value-type="string">
            <text:p>aux</text:p>
          </table:table-cell>
          <table:table-cell office:value-type="string">
            <text:p>"GFX_ship_part_siege_shield_4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MEDIUM_STATION_SIEGE_SHIELD_5"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4" }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16000</text:p>
          </table:table-cell>
          <table:table-cell office:value-type="string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"MEDIUM_STATION_SIEGE_SHIELD_5"</text:p>
          </table:table-cell>
          <table:table-cell office:value-type="string">
            <text:p>aux</text:p>
          </table:table-cell>
          <table:table-cell office:value-type="string">
            <text:p>"GFX_ship_part_siege_shield_5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military_station_medium ass_military_complex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5" }</text:p>
          </table:table-cell>
          <table:table-cell office:value-type="string">
            <text:p>4</text:p>
          </table:table-cell>
          <table:table-cell table:number-columns-repeated="3"/>
          <table:table-cell office:value-type="string">
            <text:p>20000</text:p>
          </table:table-cell>
          <table:table-cell office:value-type="string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"LARGE_STATION_SIEGE_SHIELD_1"</text:p>
          </table:table-cell>
          <table:table-cell office:value-type="string">
            <text:p>aux</text:p>
          </table:table-cell>
          <table:table-cell office:value-type="string">
            <text:p>"GFX_ship_part_siege_shield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LARGE_STATION_SIEGE_SHIELD_2"</text:p>
          </table:table-cell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1" }</text:p>
          </table:table-cell>
          <table:table-cell office:value-type="string">
            <text:p>2</text:p>
          </table:table-cell>
          <table:table-cell table:number-columns-repeated="3"/>
          <table:table-cell office:value-type="string">
            <text:p>8000</text:p>
          </table:table-cell>
          <table:table-cell office:value-type="string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"LARGE_STATION_SIEGE_SHIELD_2"</text:p>
          </table:table-cell>
          <table:table-cell office:value-type="string">
            <text:p>aux</text:p>
          </table:table-cell>
          <table:table-cell office:value-type="string">
            <text:p>"GFX_ship_part_siege_shield_2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LARGE_STATION_SIEGE_SHIELD_3"</text:p>
          </table:table-cell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2" }</text:p>
          </table:table-cell>
          <table:table-cell office:value-type="string">
            <text:p>2.5</text:p>
          </table:table-cell>
          <table:table-cell table:number-columns-repeated="3"/>
          <table:table-cell office:value-type="string">
            <text:p>16000</text:p>
          </table:table-cell>
          <table:table-cell office:value-type="string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"LARGE_STATION_SIEGE_SHIELD_3"</text:p>
          </table:table-cell>
          <table:table-cell office:value-type="string">
            <text:p>aux</text:p>
          </table:table-cell>
          <table:table-cell office:value-type="string">
            <text:p>"GFX_ship_part_siege_shield_3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LARGE_STATION_SIEGE_SHIELD_4"</text:p>
          </table:table-cell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3" }</text:p>
          </table:table-cell>
          <table:table-cell office:value-type="string">
            <text:p>3</text:p>
          </table:table-cell>
          <table:table-cell table:number-columns-repeated="3"/>
          <table:table-cell office:value-type="string">
            <text:p>24000</text:p>
          </table:table-cell>
          <table:table-cell office:value-type="string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"LARGE_STATION_SIEGE_SHIELD_4"</text:p>
          </table:table-cell>
          <table:table-cell office:value-type="string">
            <text:p>aux</text:p>
          </table:table-cell>
          <table:table-cell office:value-type="string">
            <text:p>"GFX_ship_part_siege_shield_4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LARGE_STATION_SIEGE_SHIELD_5"</text:p>
          </table:table-cell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4" }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32000</text:p>
          </table:table-cell>
          <table:table-cell office:value-type="string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"LARGE_STATION_SIEGE_SHIELD_5"</text:p>
          </table:table-cell>
          <table:table-cell office:value-type="string">
            <text:p>aux</text:p>
          </table:table-cell>
          <table:table-cell office:value-type="string">
            <text:p>"GFX_ship_part_siege_shield_5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military_station_large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5" }</text:p>
          </table:table-cell>
          <table:table-cell office:value-type="string">
            <text:p>4</text:p>
          </table:table-cell>
          <table:table-cell table:number-columns-repeated="3"/>
          <table:table-cell office:value-type="string">
            <text:p>40000</text:p>
          </table:table-cell>
          <table:table-cell office:value-type="string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"EXTRA_LARGE_STATION_SIEGE_SHIELD_1"</text:p>
          </table:table-cell>
          <table:table-cell office:value-type="string">
            <text:p>aux</text:p>
          </table:table-cell>
          <table:table-cell office:value-type="string">
            <text:p>"GFX_ship_part_siege_shield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EXTRA_LARGE_STATION_SIEGE_SHIELD_2"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1" }</text:p>
          </table:table-cell>
          <table:table-cell office:value-type="string">
            <text:p>2</text:p>
          </table:table-cell>
          <table:table-cell table:number-columns-repeated="3"/>
          <table:table-cell office:value-type="string">
            <text:p>16000</text:p>
          </table:table-cell>
          <table:table-cell office:value-type="string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"EXTRA_LARGE_STATION_SIEGE_SHIELD_2"</text:p>
          </table:table-cell>
          <table:table-cell office:value-type="string">
            <text:p>aux</text:p>
          </table:table-cell>
          <table:table-cell office:value-type="string">
            <text:p>"GFX_ship_part_siege_shield_2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EXTRA_LARGE_STATION_SIEGE_SHIELD_3"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2" }</text:p>
          </table:table-cell>
          <table:table-cell office:value-type="string">
            <text:p>2.5</text:p>
          </table:table-cell>
          <table:table-cell table:number-columns-repeated="3"/>
          <table:table-cell office:value-type="string">
            <text:p>32000</text:p>
          </table:table-cell>
          <table:table-cell office:value-type="string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"EXTRA_LARGE_STATION_SIEGE_SHIELD_3"</text:p>
          </table:table-cell>
          <table:table-cell office:value-type="string">
            <text:p>aux</text:p>
          </table:table-cell>
          <table:table-cell office:value-type="string">
            <text:p>"GFX_ship_part_siege_shield_3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EXTRA_LARGE_STATION_SIEGE_SHIELD_4"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3" }</text:p>
          </table:table-cell>
          <table:table-cell office:value-type="string">
            <text:p>3</text:p>
          </table:table-cell>
          <table:table-cell table:number-columns-repeated="3"/>
          <table:table-cell office:value-type="string">
            <text:p>48000</text:p>
          </table:table-cell>
          <table:table-cell office:value-type="string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"EXTRA_LARGE_STATION_SIEGE_SHIELD_4"</text:p>
          </table:table-cell>
          <table:table-cell office:value-type="string">
            <text:p>aux</text:p>
          </table:table-cell>
          <table:table-cell office:value-type="string">
            <text:p>"GFX_ship_part_siege_shield_4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/>
          <table:table-cell office:value-type="string">
            <text:p>"EXTRA_LARGE_STATION_SIEGE_SHIELD_5"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4" }</text:p>
          </table:table-cell>
          <table:table-cell office:value-type="string">
            <text:p>3.5</text:p>
          </table:table-cell>
          <table:table-cell table:number-columns-repeated="3"/>
          <table:table-cell office:value-type="string">
            <text:p>64000</text:p>
          </table:table-cell>
          <table:table-cell office:value-type="string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"EXTRA_LARGE_STATION_SIEGE_SHIELD_5"</text:p>
          </table:table-cell>
          <table:table-cell office:value-type="string">
            <text:p>aux</text:p>
          </table:table-cell>
          <table:table-cell office:value-type="string">
            <text:p>"GFX_ship_part_siege_shield_5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"auxiliary_components"</text:p>
          </table:table-cell>
          <table:table-cell table:number-columns-repeated="2"/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shipclass_military_station }</text:p>
          </table:table-cell>
          <table:table-cell office:value-type="string">
            <text:p>{ "tech_shields_5" }</text:p>
          </table:table-cell>
          <table:table-cell office:value-type="string">
            <text:p>4</text:p>
          </table:table-cell>
          <table:table-cell table:number-columns-repeated="3"/>
          <table:table-cell office:value-type="string">
            <text:p>80000</text:p>
          </table:table-cell>
          <table:table-cell office:value-type="string">
            <text:p>100</text:p>
          </table:table-cell>
          <table:table-cell table:number-columns-repeated="5"/>
        </table:table-row>
      </table:table>
      <table:table table:name="OccurenceNumbers" table:style-name="ta1">
        <table:table-column table:style-name="co2" table:number-columns-repeated="18" table:default-cell-style-name="Default"/>
        <table:table-row table:style-name="ro1">
          <table:table-cell office:value-type="string">
            <text:p>utility_component_template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EMPTY_HULL_SLOT"</text:p>
          </table:table-cell>
          <table:table-cell table:number-columns-repeated="17"/>
        </table:table-row>
        <table:table-row table:style-name="ro1">
          <table:table-cell office:value-type="string">
            <text:p>0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  <table:table-cell table:number-columns-repeated="6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ORVETTE_ARMOR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ORVETTE_ARMOR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ORVETTE_ARMOR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ORVETTE_ARMOR_4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ORVETTE_ARMOR_5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ESTROYER_ARMOR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ESTROYER_ARMOR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ESTROYER_ARMOR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ESTROYER_ARMOR_4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ESTROYER_ARMOR_5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RUISER_ARMOR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RUISER_ARMOR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RUISER_ARMOR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RUISER_ARMOR_4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RUISER_ARMOR_5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BATTLESHIP_ARMOR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BATTLESHIP_ARMOR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BATTLESHIP_ARMOR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BATTLESHIP_ARMOR_4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BATTLESHIP_ARMOR_5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READNOUGHT_ARMOR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READNOUGHT_ARMOR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READNOUGHT_ARMOR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READNOUGHT_ARMOR_4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READNOUGHT_ARMOR_5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SMALL_STATION_ARMOR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SMALL_STATION_ARMOR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SMALL_STATION_ARMOR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SMALL_STATION_ARMOR_4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SMALL_STATION_ARMOR_5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MEDIUM_STATION_ARMOR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MEDIUM_STATION_ARMOR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MEDIUM_STATION_ARMOR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MEDIUM_STATION_ARMOR_4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MEDIUM_STATION_ARMOR_5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LARGE_STATION_ARMOR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LARGE_STATION_ARMOR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LARGE_STATION_ARMOR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LARGE_STATION_ARMOR_4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LARGE_STATION_ARMOR_5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EXTRA_LARGE_STATION_ARMOR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EXTRA_LARGE_STATION_ARMOR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EXTRA_LARGE_STATION_ARMOR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EXTRA_LARGE_STATION_ARMOR_4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EXTRA_LARGE_STATION_ARMOR_5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NON_DESIGNABLE_SHIP_ARMOR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NON_DESIGNABLE_SHIP_ARMOR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NON_DESIGNABLE_SHIP_ARMOR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NON_DESIGNABLE_SHIP_ARMOR_4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NON_DESIGNABLE_SHIP_ARMOR_5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ORVETTE_SHIELD_RECHARGER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ORVETTE_SHIELD_RECHARGER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ORVETTE_SHIELD_RECHARGER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ESTROYER_SHIELD_RECHARGER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ESTROYER_SHIELD_RECHARGER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ESTROYER_SHIELD_RECHARGER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RUISER_SHIELD_RECHARGER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RUISER_SHIELD_RECHARGER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RUISER_SHIELD_RECHARGER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BATTLESHIP_SHIELD_RECHARGER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BATTLESHIP_SHIELD_RECHARGER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BATTLESHIP_SHIELD_RECHARGER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READNOUGHT_SHIELD_RECHARGER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READNOUGHT_SHIELD_RECHARGER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READNOUGHT_SHIELD_RECHARGER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ORVETTE_MARAUDER_HULL_CONFIGURATION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ORVETTE_MARAUDER_HULL_CONFIGURATION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ESTROYER_MARAUDER_HULL_CONFIGURATION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ESTROYER_MARAUDER_HULL_CONFIGURATION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RUISER_MARAUDER_HULL_CONFIGURATION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RUISER_MARAUDER_HULL_CONFIGURATION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BATTLESHIP_MARAUDER_HULL_CONFIGURATION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BATTLESHIP_MARAUDER_HULL_CONFIGURATION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READNOUGHT_MARAUDER_HULL_CONFIGURATION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READNOUGHT_MARAUDER_HULL_CONFIGURATION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ORVETTE_INTEGRITY_FIELD_GENERATORS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ORVETTE_INTEGRITY_FIELD_GENERATORS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ESTROYER_INTEGRITY_FIELD_GENERATORS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ESTROYER_INTEGRITY_FIELD_GENERATORS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RUISER_INTEGRITY_FIELD_GENERATORS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RUISER_INTEGRITY_FIELD_GENERATORS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BATTLESHIP_INTEGRITY_FIELD_GENERATORS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BATTLESHIP_INTEGRITY_FIELD_GENERATORS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READNOUGHT_INTEGRITY_FIELD_GENERATORS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READNOUGHT_INTEGRITY_FIELD_GENERATORS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SMALL_STATION_INTEGRITY_FIELD_GENERATORS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SMALL_STATION_INTEGRITY_FIELD_GENERATORS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MEDIUM_STATION_INTEGRITY_FIELD_GENERATORS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MEDIUM_STATION_INTEGRITY_FIELD_GENERATORS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LARGE_STATION_INTEGRITY_FIELD_GENERATORS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LARGE_STATION_INTEGRITY_FIELD_GENERATORS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EXTRA_LARGE_STATION_INTEGRITY_FIELD_GENERATORS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EXTRA_LARGE_STATION_INTEGRITY_FIELD_GENERATORS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ORVETTE_CLOAKING_FIELD_EMITTERS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ORVETTE_CLOAKING_FIELD_EMITTERS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ESTROYER_CLOAKING_FIELD_EMITTERS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ESTROYER_CLOAKING_FIELD_EMITTERS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RUISER_CLOAKING_FIELD_EMITTERS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CRUISER_CLOAKING_FIELD_EMITTERS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BATTLESHIP_CLOAKING_FIELD_EMITTERS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BATTLESHIP_CLOAKING_FIELD_EMITTERS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READNOUGHT_CLOAKING_FIELD_EMITTERS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DREADNOUGHT_CLOAKING_FIELD_EMITTERS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SMALL_STATION_SIEGE_SHIELD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SMALL_STATION_SIEGE_SHIELD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SMALL_STATION_SIEGE_SHIELD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SMALL_STATION_SIEGE_SHIELD_4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SMALL_STATION_SIEGE_SHIELD_5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MEDIUM_STATION_SIEGE_SHIELD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MEDIUM_STATION_SIEGE_SHIELD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MEDIUM_STATION_SIEGE_SHIELD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MEDIUM_STATION_SIEGE_SHIELD_4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MEDIUM_STATION_SIEGE_SHIELD_5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LARGE_STATION_SIEGE_SHIELD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LARGE_STATION_SIEGE_SHIELD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LARGE_STATION_SIEGE_SHIELD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LARGE_STATION_SIEGE_SHIELD_4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LARGE_STATION_SIEGE_SHIELD_5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EXTRA_LARGE_STATION_SIEGE_SHIELD_1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EXTRA_LARGE_STATION_SIEGE_SHIELD_2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EXTRA_LARGE_STATION_SIEGE_SHIELD_3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EXTRA_LARGE_STATION_SIEGE_SHIELD_4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"EXTRA_LARGE_STATION_SIEGE_SHIELD_5"</text:p>
          </table:table-cell>
          <table:table-cell table:number-columns-repeated="17"/>
        </table:table-row>
        <table:table-row table:style-name="ro1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component_set</text:p>
          </table:table-cell>
          <table:table-cell office:value-type="string">
            <text:p>armor_value</text:p>
          </table:table-cell>
          <table:table-cell office:value-type="string">
            <text:p>upgrades_to</text:p>
          </table:table-cell>
          <table:table-cell office:value-type="string">
            <text:p>size_restriction</text:p>
          </table:table-cell>
          <table:table-cell office:value-type="string">
            <text:p>class_restriction</text:p>
          </table:table-cell>
          <table:table-cell office:value-type="string">
            <text:p>prerequisites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ship_shield_regen_mult</text:p>
          </table:table-cell>
          <table:table-cell office:value-type="string">
            <text:p>ship_fire_rate_mult</text:p>
          </table:table-cell>
          <table:table-cell office:value-type="string">
            <text:p>ship_hitpoints_mult</text:p>
          </table:table-cell>
          <table:table-cell office:value-type="string">
            <text:p>ship_evasion_add</text:p>
          </table:table-cell>
          <table:table-cell office:value-type="string">
            <text:p>ship_shield_hp_add</text:p>
          </table:table-cell>
          <table:table-cell office:value-type="string">
            <text:p>ship_shield_regen_ad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1/01/2018</text:date>, <text:time>19:06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8-01-01T19:06:47</dc:date>
    <dc:creator>David </dc:creator>
    <meta:editing-duration>PT37M13S</meta:editing-duration>
    <meta:editing-cycles>3</meta:editing-cycles>
    <meta:document-statistic meta:table-count="2" meta:cell-count="4020" meta:object-count="0"/>
  </office:meta>
</office:document-meta>
</file>